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Cantarell Light" svg:font-family="'Cantarell Light'" style:font-pitch="variable"/>
    <style:font-face style:name="DejaVu Serif" svg:font-family="'DejaVu Serif'" style:font-family-generic="roman" style:font-pitch="variable"/>
    <style:font-face style:name="Arial" svg:font-family="Arial" style:font-family-generic="swiss" style:font-pitch="variable"/>
    <style:font-face style:name="Fira Sans ExtraBold" svg:font-family="'Fira Sans ExtraBold'"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Fira Sans ExtraBold" fo:font-size="18pt" officeooo:rsid="001c0c1a" officeooo:paragraph-rsid="001c0c1a" style:font-size-asian="18pt" style:font-size-complex="18pt"/>
    </style:style>
    <style:style style:name="P2" style:family="paragraph" style:parent-style-name="Standard">
      <style:text-properties style:font-name="Cantarell"/>
    </style:style>
    <style:style style:name="P3" style:family="paragraph" style:parent-style-name="Standard">
      <style:text-properties style:font-name="Cantarell" officeooo:paragraph-rsid="001c0c1a"/>
    </style:style>
    <style:style style:name="P4" style:family="paragraph" style:parent-style-name="Standard">
      <style:text-properties style:font-name="Cantarell" fo:font-weight="bold" style:font-weight-asian="bold" style:font-weight-complex="bold"/>
    </style:style>
    <style:style style:name="P5" style:family="paragraph" style:parent-style-name="Standard">
      <style:text-properties style:font-name="Cantarell"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end" style:justify-single-word="false"/>
      <style:text-properties style:font-name="Cantarell Light" fo:font-size="18pt" fo:font-weight="normal" officeooo:rsid="001c0c1a" officeooo:paragraph-rsid="001c0c1a" style:font-size-asian="18pt" style:font-weight-asian="normal" style:font-size-complex="18pt" style:font-weight-complex="normal"/>
    </style:style>
    <style:style style:name="P7" style:family="paragraph" style:parent-style-name="Standard">
      <style:text-properties style:font-name="Cantarell" fo:font-weight="bold" officeooo:paragraph-rsid="001c0c1a" style:font-weight-asian="bold" style:font-weight-complex="bold"/>
    </style:style>
    <style:style style:name="P8" style:family="paragraph" style:parent-style-name="Standard">
      <style:text-properties style:font-name="Cantarell" style:text-underline-style="solid" style:text-underline-width="auto" style:text-underline-color="font-color" fo:font-weight="bold" style:font-weight-asian="bold" style:font-weight-complex="bold"/>
    </style:style>
    <style:style style:name="P9" style:family="paragraph" style:parent-style-name="Standard">
      <style:text-properties style:font-name="Cantarell" style:text-underline-style="solid" style:text-underline-width="auto" style:text-underline-color="font-color" fo:font-weight="bold" style:font-weight-asian="bold" style:font-weight-complex="bold"/>
    </style:style>
    <style:style style:name="T1" style:family="text">
      <style:text-properties officeooo:rsid="001c0c1a"/>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A collection of server failure case studies in the past 5 years</text:p>
      <text:p text:style-name="P6">- Govind KP</text:p>
      <text:p text:style-name="P6">CED15I007</text:p>
      <text:p text:style-name="P1"/>
      <text:p text:style-name="Standard"/>
      <text:p text:style-name="Standard"/>
      <text:p text:style-name="P5">15 year old server. Why regular updates and maintenance are important</text:p>
      <text:p text:style-name="Standard"/>
      <text:p text:style-name="P2">This case study highlights the importance of good IT practices and policy. Some issues faced with a new client:</text:p>
      <text:p text:style-name="P3">15 year old server running Windows Server 2003. </text:p>
      <text:p text:style-name="P3">Backups are failing</text:p>
      <text:p text:style-name="P2"/>
      <text:p text:style-name="P2">In such a situation, it is not a case of IF a failure will happen, but WHEN. As soon as the IT contract began: Their main file server crashed and died (not rebooting)</text:p>
      <text:p text:style-name="P2">No working backups: Nothing to restore</text:p>
      <text:p text:style-name="P2">High risk of data loss</text:p>
      <text:p text:style-name="P2">Huge downtime of more than few weeks</text:p>
      <text:p text:style-name="P2"/>
      <text:p text:style-name="P7">Solution:</text:p>
      <text:p text:style-name="P3">Revamp of entire IT infra.</text:p>
      <text:p text:style-name="P2">New file servers with UPDATED installation of Windows Server</text:p>
      <text:p text:style-name="P2">Now if a failure happens, it will be resolved in hours and days, not weeks, due to good backup system</text:p>
      <text:p text:style-name="P2"/>
      <text:p text:style-name="P2"/>
      <text:p text:style-name="P5">Why UPS is important. Another case of server failure and filesystem corruption</text:p>
      <text:p text:style-name="P5"/>
      <text:p text:style-name="P3">Suffering a server failure due to a power outage, the client suffered registry corruption of their server resulting in no access to their CRM, data and email. </text:p>
      <text:p text:style-name="P3"/>
      <text:p text:style-name="P3">Created a <text:span text:style-name="T2">crisis management plan</text:span> and had a backup plan in place.</text:p>
      <text:p text:style-name="P2">Forced to lose all the data and old emails.</text:p>
      <text:p text:style-name="P2"/>
      <text:p text:style-name="P4">Solution:</text:p>
      <text:p text:style-name="P2">Now they have migrated to online apps like Office 365 (Google Docs)</text:p>
      <text:p text:style-name="P2">Provision of new hardware platform giving a stable and robust environment for future growth</text:p>
      <text:p text:style-name="P2">Provide new <text:span text:style-name="T2">virtualised server solution</text:span> enabling a faster restore plan</text:p>
      <text:p text:style-name="P2">Update of CRM software</text:p>
      <text:p text:style-name="P2"/>
      <text:p text:style-name="P2"/>
      <text:p text:style-name="P5">Popular website ASOS (Clothing) brought down due to high load. Why stress testing is important</text:p>
      <text:p text:style-name="P4"><text:soft-page-break/></text:p>
      <text:p text:style-name="P2">After Brexit referendum results came out in June 2016, due to the market downturn, the value of GBP fell. This brought in a lot of shoppers to popular UK website ASOS due to the higher value of their currency. Unable to handle the load, the website crashed and was down for more than a day.</text:p>
      <text:p text:style-name="P2"/>
      <text:p text:style-name="P4">Solution:</text:p>
      <text:p text:style-name="P2">Have multiple <text:span text:style-name="T2">backup servers</text:span> in case of crash. <text:span text:style-name="T1">Using features like</text:span> <text:span text:style-name="T2">database replication</text:span>, maintain a fallback server in case of situations so as not to lose customers</text:p>
      <text:p text:style-name="P2"/>
      <text:p text:style-name="P2"><text:span text:style-name="T2">Test, Test, Test</text:span>: The common types of testing needed for servers are stress(extreme loads), spike(in brief bursts), and soak(long period of time). This way you can know the limits of the system and be ready to handle in extreme cases.</text:p>
      <text:p text:style-name="P2"/>
      <text:p text:style-name="P2"/>
      <text:p text:style-name="P5">Canadian Immigration website crashes after US Election Results. Why load balancing is important</text:p>
      <text:p text:style-name="P4"/>
      <text:p text:style-name="P2">The Canadian department of Immigration website came under heavy loads as people started considering moving to Canada from US after President Donald Trump's victory came out in Nov 2016. There were too few servers to handle the load of thousands of people checking it at once.</text:p>
      <text:p text:style-name="P2"/>
      <text:p text:style-name="P4">Solution:</text:p>
      <text:p text:style-name="P2">Have elastic load balancers: Amazon for example, provides elastic load balancing (as and when required, more servers are switched on to support the increased load)</text:p>
      <text:p text:style-name="P2"/>
      <text:p text:style-name="P2"/>
      <text:p text:style-name="P5">Github brought down by DDOS attack. Why you must be prepared for attacks</text:p>
      <text:p text:style-name="P3"/>
      <text:p text:style-name="P3">This is one case of deliberate intent to bring down a server which is different from the other cases. </text:p>
      <text:p text:style-name="P3">In Feb 2018, the popular code sharing website Github was brought down by a very coordinated DDoS (Distributed Denial of Service) attack. The combined bandwidth of the attack was <text:span text:style-name="T2">1.35 terabits per second</text:span> which is a record. This was most probably coordinated and executed by a Chinese-Russian botnet. Luckily the attack lasted only for 10 minutes, so it seemed like the attackers were simply testing their capabilities.</text:p>
      <text:p text:style-name="P2"/>
      <text:p text:style-name="P2"><text:span text:style-name="T2">Solution</text:span>:</text:p>
      <text:p text:style-name="P2">There is <text:span text:style-name="T2">no direct solution</text:span> if you are facing such a coordinated attack on such a scale. One can rely on help from big organizations like Akamai and ISPs to help mitigate some of the traffic.</text:p>
      <text:p text:style-name="P2">Other techniques like <text:span text:style-name="T2">IP Filtering and blocking</text:span> also help to mitigate the at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Cantarell Light" svg:font-family="'Cantarell Light'" style:font-pitch="variable"/>
    <style:font-face style:name="DejaVu Serif" svg:font-family="'DejaVu Serif'" style:font-family-generic="roman" style:font-pitch="variable"/>
    <style:font-face style:name="Arial" svg:font-family="Arial" style:font-family-generic="swiss" style:font-pitch="variable"/>
    <style:font-face style:name="Fira Sans ExtraBold" svg:font-family="'Fira Sans ExtraBold'"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1:43:58.461658016</meta:creation-date>
    <dc:date>2019-03-20T22:04:50.460942416</dc:date>
    <meta:editing-duration>PT8M59S</meta:editing-duration>
    <meta:editing-cycles>2</meta:editing-cycles>
    <meta:generator>LibreOffice/6.1.5.2$Linux_X86_64 LibreOffice_project/10$Build-2</meta:generator>
    <meta:document-statistic meta:table-count="0" meta:image-count="0" meta:object-count="0" meta:page-count="2" meta:paragraph-count="39" meta:word-count="616" meta:character-count="3597" meta:non-whitespace-character-count="3017"/>
  </office:meta>
</office:document-meta>
</file>